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81ae8" officeooo:paragraph-rsid="00081ae8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81ae8" officeooo:paragraph-rsid="00081ae8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08a020" officeooo:paragraph-rsid="0008a020" style:font-size-asian="11.3500003814697pt" style:font-weight-asian="normal" style:font-size-complex="13pt" style:font-weight-complex="normal"/>
    </style:style>
    <style:style style:name="T1" style:family="text">
      <style:text-properties officeooo:rsid="0008a0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OMMANDATIONS</text:p>
      <text:p text:style-name="P1"/>
      <text:p text:style-name="P2">1 – enlever les liens du footer </text:p>
      <text:p text:style-name="P2">2 – iviter boostrap</text:p>
      <text:p text:style-name="P2">3 – passer au WCGEPKLKD (code) <text:span text:style-name="T1">perceptible – utilisable – comprehensible – robuste.</text:span></text:p>
      <text:p text:style-name="P2">5 – first mobile</text:p>
      <text:p text:style-name="P2">6 – revoir logo</text:p>
      <text:p text:style-name="P2">7 – revoir nom de lagence et l’URL</text:p>
      <text:p text:style-name="P2">8 – coherence du site</text:p>
      <text:p text:style-name="P2">9 – reprise du code balise meta analiyle mot cles, description</text:p>
      <text:p text:style-name="P2">10 – page suplementaire de contenue</text:p>
      <text:p text:style-name="P2">11 – balise strong et em pour le SEO</text:p>
      <text:p text:style-name="P2">12 – proposition gypde de couleur </text:p>
      <text:p text:style-name="P2">13 – planning SEO</text:p>
      <text:p text:style-name="P2">14 – ogmanter le contenu de txte : engagement, </text:p>
      <text:p text:style-name="P2">15 – page 404</text:p>
      <text:p text:style-name="P2">16 – indiquer les ALT des images</text:p>
      <text:p text:style-name="P2">17 – taille image </text:p>
      <text:p text:style-name="P2">18 – structure H1 – H5</text:p>
      <text:p text:style-name="P2">18 – <text:span text:style-name="T1">eviter cloaking avec la repetition de Lyon dans footer page 2</text:span></text:p>
      <text:p text:style-name="P3">19 – vérifier le contenu et les mots clés correspondant</text:p>
      <text:p text:style-name="P3">20 –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4T00:33:29.747000000</meta:creation-date>
    <dc:date>2021-05-14T02:41:42.289000000</dc:date>
    <meta:editing-duration>PT1H46M51S</meta:editing-duration>
    <meta:editing-cycles>1</meta:editing-cycles>
    <meta:document-statistic meta:table-count="0" meta:image-count="0" meta:object-count="0" meta:page-count="1" meta:paragraph-count="21" meta:word-count="113" meta:character-count="677" meta:non-whitespace-character-count="556"/>
    <meta:generator>LibreOffice/6.1.5.2$Windows_X86_64 LibreOffice_project/90f8dcf33c87b3705e78202e3df5142b201bd805</meta:generator>
  </office:meta>
</office:document-meta>
</file>